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5E0000001AC4F355B4.png" manifest:media-type="image/png"/>
  <manifest:file-entry manifest:full-path="Pictures/1000000100000168000000B62AC253E6.png" manifest:media-type="image/png"/>
  <manifest:file-entry manifest:full-path="Pictures/1000000100000168000000B6C7A31DC6.png" manifest:media-type="image/png"/>
  <manifest:file-entry manifest:full-path="Pictures/1000000100000168000000B6ED9FC09F.png" manifest:media-type="image/png"/>
  <manifest:file-entry manifest:full-path="Pictures/1000000100000168000000B68A5791A5.png" manifest:media-type="image/png"/>
  <manifest:file-entry manifest:full-path="Pictures/1000000100000168000000B6D391F347.png" manifest:media-type="image/png"/>
  <manifest:file-entry manifest:full-path="Pictures/1000000100000168000000B6DB5141A7.png" manifest:media-type="image/png"/>
  <manifest:file-entry manifest:full-path="Pictures/1000000100000168000000B62233175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e1116"/>
    </style:style>
    <style:style style:name="gr1" style:family="graphic" style:parent-style-name="standard">
      <style:graphic-properties draw:fill-color="#6b5e9b" draw:textarea-horizontal-align="justify" draw:textarea-vertical-align="middle" draw:auto-grow-height="false" fo:min-height="9.091cm" fo:min-width="24.143cm" draw:shadow="visible" draw:shadow-color="#000000" loext:shadow-blur="0.353cm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opacity="100%" draw:stroke-linejoin="bevel" draw:fill="none" draw:textarea-vertical-align="middle" fo:padding-top="0.142cm" fo:padding-bottom="0.142cm" fo:padding-left="0.267cm" fo:padding-right="0.267cm" draw:shadow-opacity="100%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453cm" draw:shadow="hidden" loext:shadow-blur="0.17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66cm" draw:shadow="hidden" loext:shadow-blur="0.17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75cm" draw:shadow="hidden" loext:shadow-blur="0.17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97cm" draw:shadow="hidden" loext:shadow-blur="0.176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967cm" draw:shadow="hidden" loext:shadow-blur="0.17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968cm" draw:shadow="hidden" loext:shadow-blur="0.17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053cm" draw:shadow="hidden" loext:shadow-blur="0.176cm" loext:decorative="false"/>
      <style:paragraph-properties style:writing-mode="lr-tb"/>
    </style:style>
    <style:style style:name="P1" style:family="paragraph">
      <loext:graphic-properties draw:fill-color="#6b5e9b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8.6000003814697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00" loext:opacity="100%" fo:font-size="10.6999998092651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Monaco1" fo:font-size="6.40000009536743pt" fo:font-weight="normal" style:font-size-asian="6pt" style:font-weight-asian="normal" style:font-size-complex="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T3" style:family="text">
      <style:text-properties style:font-name="Monaco1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Monaco1" fo:font-size="5.5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43cm" svg:height="9.341cm" svg:x="0.339cm" svg:y="0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ath draw:style-name="gr3" draw:text-style-name="P2" draw:layer="layout" svg:width="22.647cm" svg:height="3.889cm" draw:transform="skewX (0.00383972435438753) rotate (0.00383972435438753) translate (0.813814157768322cm 2.16348154547792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3) rotate (0.00383972435438753) translate (1.10005504639288cm 2.65838959980741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3) rotate (0.00383972435438753) translate (1.38719890312007cm 3.34145418956662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2) rotate (0.00383972435438753) translate (1.6896932175971cm 3.96971957470662cm)" svg:viewBox="0 0 22648 3890" svg:d="M0 2980c4014 3175 9462-2980 11467-2980 2006 0 6595 5792 11181 2532">
            <text:p/>
          </draw:path>
        </draw:g>
        <draw:frame draw:style-name="gr4" draw:text-style-name="P2" draw:layer="layout" svg:width="3.361cm" svg:height="1.75cm" svg:x="0.815cm" svg:y="4.944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4" draw:text-style-name="P2" draw:layer="layout" svg:width="3.363cm" svg:height="1.71cm" svg:x="4.879cm" svg:y="5.593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1cm" svg:x="7.857cm" svg:y="3.678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4" draw:text-style-name="P2" draw:layer="layout" svg:width="3.362cm" svg:height="1.711cm" svg:x="10.834cm" svg:y="1.732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2cm" svg:x="14.403cm" svg:y="3.582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cm" svg:x="17.202cm" svg:y="5.54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3cm" svg:x="20.948cm" svg:y="4.802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5" draw:text-style-name="P3" draw:layer="layout" svg:width="8.65cm" svg:height="1.703cm" svg:x="0.557cm" svg:y="0.432cm">
          <draw:text-box>
            <text:p><text:span text:style-name="T1">Developmental CCF velocity </text:span></text:p>
            <text:p><text:span text:style-name="T1">flow model</text:span></text:p>
          </draw:text-box>
        </draw:frame>
        <draw:frame draw:style-name="gr6" draw:text-style-name="P5" draw:layer="layout" svg:width="2.805cm" svg:height="1.216cm" svg:x="3.977cm" svg:y="5.533cm">
          <draw:text-box>
            <text:p text:style-name="P4"><text:span text:style-name="T2">E13.5</text:span></text:p>
          </draw:text-box>
        </draw:frame>
        <draw:frame draw:style-name="gr7" draw:text-style-name="P5" draw:layer="layout" svg:width="2.483cm" svg:height="1.025cm" svg:x="0.14cm" svg:y="4.997cm">
          <draw:text-box>
            <text:p text:style-name="P4"><text:span text:style-name="T2">E11.5</text:span></text:p>
          </draw:text-box>
        </draw:frame>
        <draw:frame draw:style-name="gr8" draw:text-style-name="P5" draw:layer="layout" svg:width="2.801cm" svg:height="1.22cm" svg:x="6.987cm" svg:y="3.614cm">
          <draw:text-box>
            <text:p text:style-name="P4"><text:span text:style-name="T2">E15.5</text:span></text:p>
          </draw:text-box>
        </draw:frame>
        <draw:frame draw:style-name="gr9" draw:text-style-name="P5" draw:layer="layout" svg:width="2.802cm" svg:height="1.217cm" svg:x="9.993cm" svg:y="1.616cm">
          <draw:text-box>
            <text:p text:style-name="P4"><text:span text:style-name="T2">E18.5</text:span></text:p>
          </draw:text-box>
        </draw:frame>
        <draw:frame draw:style-name="gr10" draw:text-style-name="P5" draw:layer="layout" svg:width="2.801cm" svg:height="1.218cm" svg:x="13.396cm" svg:y="3.541cm">
          <draw:text-box>
            <text:p text:style-name="P4"><text:span text:style-name="T2">P04</text:span></text:p>
          </draw:text-box>
        </draw:frame>
        <draw:frame draw:style-name="gr6" draw:text-style-name="P5" draw:layer="layout" svg:width="2.802cm" svg:height="1.216cm" svg:x="16.174cm" svg:y="5.435cm">
          <draw:text-box>
            <text:p text:style-name="P4"><text:span text:style-name="T2">P14</text:span></text:p>
          </draw:text-box>
        </draw:frame>
        <draw:frame draw:style-name="gr10" draw:text-style-name="P5" draw:layer="layout" svg:width="2.802cm" svg:height="1.218cm" svg:x="19.95cm" svg:y="4.706cm">
          <draw:text-box>
            <text:p text:style-name="P4"><text:span text:style-name="T2">P56</text:span></text:p>
          </draw:text-box>
        </draw:frame>
        <draw:frame draw:style-name="gr11" draw:text-style-name="P7" draw:layer="layout" svg:width="9.338cm" svg:height="1.303cm" svg:x="0.526cm" svg:y="8.649cm">
          <draw:text-box>
            <text:p text:style-name="P6"><text:span text:style-name="T3">ants.fit_time_varying_transform_to_point_sets</text:span></text:p>
            <text:p text:style-name="P6"><text:span text:style-name="T3">ants.integrate_velocity_field</text:span></text:p>
            <text:p text:style-name="P6"><text:span text:style-name="T4"/></text:p>
          </draw:text-box>
        </draw:frame>
        <draw:frame draw:style-name="gr4" draw:text-style-name="P2" draw:layer="layout" svg:width="2.209cm" svg:height="0.618cm" draw:transform="skewX (0.0258308729295161) rotate (0.463210383479295) translate (10.53cm 5.386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198cm" svg:height="0.622cm" draw:transform="skewX (0.0160570291183479) rotate (0.371929663599992) translate (5.898cm 8.05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208cm" svg:height="0.621cm" draw:transform="skewX (-0.0771435529381493) rotate (-0.462861317628896) translate (1.208cm 6.85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232cm" svg:height="0.611cm" draw:transform="skewX (-0.0945968454580927) rotate (-0.642979296434711) translate (15.104cm 5.43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18cm" svg:height="0.628cm" draw:transform="skewX (-0.0301941960595019) translate (20.201cm 7.529cm)">
          <draw:image xlink:href="Pictures/100000010000005E0000001AC4F355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35:15.772987003</meta:creation-date>
    <dc:date>2023-12-14T12:14:20.577901340</dc:date>
    <meta:editing-duration>PT17M</meta:editing-duration>
    <meta:editing-cycles>4</meta:editing-cycles>
    <meta:generator>LibreOffice/7.6.4.1$MacOSX_X86_64 LibreOffice_project/e19e193f88cd6c0525a17fb7a176ed8e6a3e2aa1</meta:generator>
    <meta:print-date>2023-12-14T12:13:09.847640973</meta:print-date>
    <meta:printed-by>PDF files</meta:printed-by>
    <meta:document-statistic meta:object-count="27"/>
  </office:meta>
</office:document-meta>
</file>